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UnrecognizedFilterKey( String filterKey , Collection &lt; String &gt; filter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ISODateParseErr( String filterKey , String rest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